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officeooo:rsid="0013a887" officeooo:paragraph-rsid="0013a887"/>
    </style:style>
    <style:style style:name="P2" style:family="paragraph" style:parent-style-name="Standard">
      <style:text-properties style:font-name="Source Sans Pro" fo:font-weight="bold" officeooo:rsid="00170e2f" officeooo:paragraph-rsid="00170e2f" style:font-weight-asian="bold" style:font-weight-complex="bold"/>
    </style:style>
    <style:style style:name="P3" style:family="paragraph" style:parent-style-name="Standard">
      <style:text-properties style:font-name="Source Sans Pro" fo:font-weight="bold" officeooo:rsid="00187255" officeooo:paragraph-rsid="00187255" style:font-weight-asian="bold" style:font-weight-complex="bold"/>
    </style:style>
    <style:style style:name="P4" style:family="paragraph" style:parent-style-name="Standard">
      <style:text-properties style:font-name="Source Sans Pro" fo:font-weight="normal" officeooo:rsid="00170e2f" officeooo:paragraph-rsid="00170e2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an Chuk</text:p>
      <text:p text:style-name="P1"/>
      <text:p text:style-name="P2">Programming Part</text:p>
      <text:p text:style-name="P2">2)</text:p>
      <text:p text:style-name="P4">0x7fff634889e0</text:p>
      <text:p text:style-name="P4">0x7fff634889b0</text:p>
      <text:p text:style-name="P4">0x7fff634889c0</text:p>
      <text:p text:style-name="P4">0x7fff634889d0</text:p>
      <text:p text:style-name="P4">nodePtr address: (nil)</text:p>
      <text:p text:style-name="P4"/>
      <text:p text:style-name="P2">3)</text:p>
      <text:p text:style-name="P3"><text:span text:style-name="T1">Memory location of 1: 0x1c800d4</text:span></text:p>
      <text:p text:style-name="P3"><text:span text:style-name="T1">Memory location of 2: 0x1c800d8</text:span></text:p>
      <text:p text:style-name="P3"><text:span text:style-name="T1">Memory location of 3: 0x1c800dc</text:span></text:p>
      <text:p text:style-name="P3"><text:span text:style-name="T1">Memory location of 4: 0x1c800e0</text:span></text:p>
      <text:p text:style-name="P3"><text:span text:style-name="T1">Memory location of 5: 0x1c800e4</text:span></text:p>
      <text:p text:style-name="P3"><text:span text:style-name="T1"></text:span></text:p>
      <text:p text:style-name="P3"><text:span text:style-name="T1">0x1c800e4</text:span></text:p>
      <text:p text:style-name="P3"/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5:41:18.802882788</meta:creation-date>
    <meta:generator>LibreOffice/4.2.7.2$Linux_X86_64 LibreOffice_project/420m0$Build-2</meta:generator>
    <dc:date>2015-02-05T12:04:36.845741097</dc:date>
    <meta:editing-duration>P0D</meta:editing-duration>
    <meta:editing-cycles>1</meta:editing-cycles>
    <meta:document-statistic meta:table-count="0" meta:image-count="0" meta:object-count="0" meta:page-count="1" meta:paragraph-count="16" meta:word-count="39" meta:character-count="285" meta:non-whitespace-character-count="248"/>
  </office:meta>
</office:document-meta>
</file>